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0.197cm" svg:y="1.175cm">
            <draw:object draw:notify-on-update-of-ranges="Planilha1.B5:Planilha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Valor Inicial</text:p>
          </table:table-cell>
          <table:table-cell table:style-name="ce3" office:value-type="float" office:value="10" calcext:value-type="float">
            <text:p>10,0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cremento</text:p>
          </table:table-cell>
          <table:table-cell office:value-type="float" office:value="0.1" calcext:value-type="float">
            <text:p>0,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g(x)</text:p>
          </table:table-cell>
          <table:table-cell table:style-name="ce2" office:value-type="string" calcext:value-type="string">
            <text:p>h(x)</text:p>
          </table:table-cell>
        </table:table-row>
        <table:table-row table:style-name="ro1">
          <table:table-cell table:style-name="ce3" table:formula="of:=[.B1]" office:value-type="float" office:value="10" calcext:value-type="float">
            <text:p>10,0</text:p>
          </table:table-cell>
          <table:table-cell table:formula="of:=(3*[.A5])-10" office:value-type="float" office:value="20" calcext:value-type="float">
            <text:p>20</text:p>
          </table:table-cell>
          <table:table-cell table:formula="of:=(4*[.A5]^2)+(10*[.A5])-(1.5)" office:value-type="float" office:value="498.5" calcext:value-type="float">
            <text:p>498,5</text:p>
          </table:table-cell>
          <table:table-cell table:style-name="ce3" table:formula="of:=ROUND(LOG((4*[.A5]^2)+(10*[.A5])-(1.5));2)" office:value-type="float" office:value="2.7" calcext:value-type="float">
            <text:p>2,7</text:p>
          </table:table-cell>
        </table:table-row>
        <table:table-row table:style-name="ro1">
          <table:table-cell table:formula="of:=[.B1]+[.B2]*1" office:value-type="float" office:value="10.1" calcext:value-type="float">
            <text:p>10,1</text:p>
          </table:table-cell>
          <table:table-cell table:formula="of:=(3*[.A6])-10" office:value-type="float" office:value="20.3" calcext:value-type="float">
            <text:p>20,3</text:p>
          </table:table-cell>
          <table:table-cell table:formula="of:=(4*[.A6]^2)+(10*[.A6])-(1.5)" office:value-type="float" office:value="507.54" calcext:value-type="float">
            <text:p>507,54</text:p>
          </table:table-cell>
          <table:table-cell table:formula="of:=ROUND(LOG((4*[.A6]^2)+(10*[.A6])-(1.5));1)" office:value-type="float" office:value="2.7" calcext:value-type="float">
            <text:p>2,7</text:p>
          </table:table-cell>
        </table:table-row>
        <table:table-row table:style-name="ro1">
          <table:table-cell table:style-name="ce4" table:formula="of:=[.B1]+[.B2]*2" office:value-type="float" office:value="10.2" calcext:value-type="float">
            <text:p>10,2</text:p>
          </table:table-cell>
          <table:table-cell table:formula="of:=(3*[.A7])-10" office:value-type="float" office:value="20.6" calcext:value-type="float">
            <text:p>20,6</text:p>
          </table:table-cell>
          <table:table-cell table:formula="of:=(4*[.A7]^2)+(10*[.A7])-(1.5)" office:value-type="float" office:value="516.66" calcext:value-type="float">
            <text:p>516,66</text:p>
          </table:table-cell>
          <table:table-cell table:formula="of:=ROUND(LOG((4*[.A7]^2)+(10*[.A7])-(1.5));1)" office:value-type="float" office:value="2.7" calcext:value-type="float">
            <text:p>2,7</text:p>
          </table:table-cell>
        </table:table-row>
        <table:table-row table:style-name="ro1">
          <table:table-cell table:formula="of:=[.B1]+[.B2]*3" office:value-type="float" office:value="10.3" calcext:value-type="float">
            <text:p>10,3</text:p>
          </table:table-cell>
          <table:table-cell table:formula="of:=(3*[.A8])-10" office:value-type="float" office:value="20.9" calcext:value-type="float">
            <text:p>20,9</text:p>
          </table:table-cell>
          <table:table-cell table:formula="of:=(4*[.A8]^2)+(10*[.A8])-(1.5)" office:value-type="float" office:value="525.86" calcext:value-type="float">
            <text:p>525,86</text:p>
          </table:table-cell>
          <table:table-cell table:formula="of:=ROUND(LOG((4*[.A8]^2)+(10*[.A8])-(1.5));1)" office:value-type="float" office:value="2.7" calcext:value-type="float">
            <text:p>2,7</text:p>
          </table:table-cell>
        </table:table-row>
        <table:table-row table:style-name="ro1">
          <table:table-cell table:formula="of:=[.B1]+[.B2]*4" office:value-type="float" office:value="10.4" calcext:value-type="float">
            <text:p>10,4</text:p>
          </table:table-cell>
          <table:table-cell table:formula="of:=(3*[.A9])-10" office:value-type="float" office:value="21.2" calcext:value-type="float">
            <text:p>21,2</text:p>
          </table:table-cell>
          <table:table-cell table:formula="of:=(4*[.A9]^2)+(10*[.A9])-(1.5)" office:value-type="float" office:value="535.14" calcext:value-type="float">
            <text:p>535,14</text:p>
          </table:table-cell>
          <table:table-cell table:formula="of:=ROUND(LOG((4*[.A9]^2)+(10*[.A9])-(1.5));1)" office:value-type="float" office:value="2.7" calcext:value-type="float">
            <text:p>2,7</text:p>
          </table:table-cell>
        </table:table-row>
        <table:table-row table:style-name="ro1">
          <table:table-cell table:formula="of:=[.B1]+[.B2]*5" office:value-type="float" office:value="10.5" calcext:value-type="float">
            <text:p>10,5</text:p>
          </table:table-cell>
          <table:table-cell table:formula="of:=(3*[.A10])-10" office:value-type="float" office:value="21.5" calcext:value-type="float">
            <text:p>21,5</text:p>
          </table:table-cell>
          <table:table-cell table:formula="of:=(4*[.A10]^2)+(10*[.A10])-(1.5)" office:value-type="float" office:value="544.5" calcext:value-type="float">
            <text:p>544,5</text:p>
          </table:table-cell>
          <table:table-cell table:formula="of:=ROUND(LOG((4*[.A10]^2)+(10*[.A10])-(1.5));1)" office:value-type="float" office:value="2.7" calcext:value-type="float">
            <text:p>2,7</text:p>
          </table:table-cell>
        </table:table-row>
        <table:table-row table:style-name="ro1">
          <table:table-cell table:formula="of:=[.B1]+[.B2]*6" office:value-type="float" office:value="10.6" calcext:value-type="float">
            <text:p>10,6</text:p>
          </table:table-cell>
          <table:table-cell table:formula="of:=(3*[.A11])-10" office:value-type="float" office:value="21.8" calcext:value-type="float">
            <text:p>21,8</text:p>
          </table:table-cell>
          <table:table-cell table:formula="of:=(4*[.A11]^2)+(10*[.A11])-(1.5)" office:value-type="float" office:value="553.94" calcext:value-type="float">
            <text:p>553,94</text:p>
          </table:table-cell>
          <table:table-cell table:formula="of:=ROUND(LOG((4*[.A11]^2)+(10*[.A11])-(1.5));1)" office:value-type="float" office:value="2.7" calcext:value-type="float">
            <text:p>2,7</text:p>
          </table:table-cell>
        </table:table-row>
        <table:table-row table:style-name="ro1">
          <table:table-cell table:formula="of:=[.B1]+[.B2]*7" office:value-type="float" office:value="10.7" calcext:value-type="float">
            <text:p>10,7</text:p>
          </table:table-cell>
          <table:table-cell table:formula="of:=(3*[.A12])-10" office:value-type="float" office:value="22.1" calcext:value-type="float">
            <text:p>22,1</text:p>
          </table:table-cell>
          <table:table-cell table:formula="of:=(4*[.A12]^2)+(10*[.A12])-(1.5)" office:value-type="float" office:value="563.46" calcext:value-type="float">
            <text:p>563,46</text:p>
          </table:table-cell>
          <table:table-cell table:formula="of:=ROUND(LOG((4*[.A12]^2)+(10*[.A12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8" office:value-type="float" office:value="10.8" calcext:value-type="float">
            <text:p>10,8</text:p>
          </table:table-cell>
          <table:table-cell table:formula="of:=(3*[.A13])-10" office:value-type="float" office:value="22.4" calcext:value-type="float">
            <text:p>22,4</text:p>
          </table:table-cell>
          <table:table-cell table:formula="of:=(4*[.A13]^2)+(10*[.A13])-(1.5)" office:value-type="float" office:value="573.06" calcext:value-type="float">
            <text:p>573,06</text:p>
          </table:table-cell>
          <table:table-cell table:formula="of:=ROUND(LOG((4*[.A13]^2)+(10*[.A13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9" office:value-type="float" office:value="10.9" calcext:value-type="float">
            <text:p>10,9</text:p>
          </table:table-cell>
          <table:table-cell table:formula="of:=(3*[.A14])-10" office:value-type="float" office:value="22.7" calcext:value-type="float">
            <text:p>22,7</text:p>
          </table:table-cell>
          <table:table-cell table:formula="of:=(4*[.A14]^2)+(10*[.A14])-(1.5)" office:value-type="float" office:value="582.74" calcext:value-type="float">
            <text:p>582,74</text:p>
          </table:table-cell>
          <table:table-cell table:formula="of:=ROUND(LOG((4*[.A14]^2)+(10*[.A14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0" office:value-type="float" office:value="11" calcext:value-type="float">
            <text:p>11</text:p>
          </table:table-cell>
          <table:table-cell table:formula="of:=(3*[.A15])-10" office:value-type="float" office:value="23" calcext:value-type="float">
            <text:p>23</text:p>
          </table:table-cell>
          <table:table-cell table:formula="of:=(4*[.A15]^2)+(10*[.A15])-(1.5)" office:value-type="float" office:value="592.5" calcext:value-type="float">
            <text:p>592,5</text:p>
          </table:table-cell>
          <table:table-cell table:formula="of:=ROUND(LOG((4*[.A15]^2)+(10*[.A15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1" office:value-type="float" office:value="11.1" calcext:value-type="float">
            <text:p>11,1</text:p>
          </table:table-cell>
          <table:table-cell table:formula="of:=(3*[.A16])-10" office:value-type="float" office:value="23.3" calcext:value-type="float">
            <text:p>23,3</text:p>
          </table:table-cell>
          <table:table-cell table:formula="of:=(4*[.A16]^2)+(10*[.A16])-(1.5)" office:value-type="float" office:value="602.34" calcext:value-type="float">
            <text:p>602,34</text:p>
          </table:table-cell>
          <table:table-cell table:formula="of:=ROUND(LOG((4*[.A16]^2)+(10*[.A16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2" office:value-type="float" office:value="11.2" calcext:value-type="float">
            <text:p>11,2</text:p>
          </table:table-cell>
          <table:table-cell table:formula="of:=(3*[.A17])-10" office:value-type="float" office:value="23.6" calcext:value-type="float">
            <text:p>23,6</text:p>
          </table:table-cell>
          <table:table-cell table:formula="of:=(4*[.A17]^2)+(10*[.A17])-(1.5)" office:value-type="float" office:value="612.26" calcext:value-type="float">
            <text:p>612,26</text:p>
          </table:table-cell>
          <table:table-cell table:formula="of:=ROUND(LOG((4*[.A17]^2)+(10*[.A17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3" office:value-type="float" office:value="11.3" calcext:value-type="float">
            <text:p>11,3</text:p>
          </table:table-cell>
          <table:table-cell table:formula="of:=(3*[.A18])-10" office:value-type="float" office:value="23.9" calcext:value-type="float">
            <text:p>23,9</text:p>
          </table:table-cell>
          <table:table-cell table:formula="of:=(4*[.A18]^2)+(10*[.A18])-(1.5)" office:value-type="float" office:value="622.26" calcext:value-type="float">
            <text:p>622,26</text:p>
          </table:table-cell>
          <table:table-cell table:formula="of:=ROUND(LOG((4*[.A19]^2)+(10*[.A19])-(1.5));2)" office:value-type="float" office:value="2.8" calcext:value-type="float">
            <text:p>2,8</text:p>
          </table:table-cell>
        </table:table-row>
        <table:table-row table:style-name="ro1">
          <table:table-cell table:formula="of:=[.B1]+[.B2]*14" office:value-type="float" office:value="11.4" calcext:value-type="float">
            <text:p>11,4</text:p>
          </table:table-cell>
          <table:table-cell table:formula="of:=(3*[.A19])-10" office:value-type="float" office:value="24.2" calcext:value-type="float">
            <text:p>24,2</text:p>
          </table:table-cell>
          <table:table-cell table:formula="of:=(4*[.A19]^2)+(10*[.A19])-(1.5)" office:value-type="float" office:value="632.34" calcext:value-type="float">
            <text:p>632,34</text:p>
          </table:table-cell>
          <table:table-cell table:formula="of:=ROUND(LOG((4*[.A15]^2)+(10*[.A15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5" office:value-type="float" office:value="11.5" calcext:value-type="float">
            <text:p>11,5</text:p>
          </table:table-cell>
          <table:table-cell table:formula="of:=(3*[.A20])-10" office:value-type="float" office:value="24.5" calcext:value-type="float">
            <text:p>24,5</text:p>
          </table:table-cell>
          <table:table-cell table:formula="of:=(4*[.A20]^2)+(10*[.A20])-(1.5)" office:value-type="float" office:value="642.5" calcext:value-type="float">
            <text:p>642,5</text:p>
          </table:table-cell>
          <table:table-cell table:formula="of:=ROUND(LOG((4*[.A15]^2)+(10*[.A15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6" office:value-type="float" office:value="11.6" calcext:value-type="float">
            <text:p>11,6</text:p>
          </table:table-cell>
          <table:table-cell table:formula="of:=(3*[.A21])-10" office:value-type="float" office:value="24.8" calcext:value-type="float">
            <text:p>24,8</text:p>
          </table:table-cell>
          <table:table-cell table:formula="of:=(4*[.A21]^2)+(10*[.A21])-(1.5)" office:value-type="float" office:value="652.74" calcext:value-type="float">
            <text:p>652,74</text:p>
          </table:table-cell>
          <table:table-cell table:formula="of:=ROUND(LOG((4*[.A21]^2)+(10*[.A21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7" office:value-type="float" office:value="11.7" calcext:value-type="float">
            <text:p>11,7</text:p>
          </table:table-cell>
          <table:table-cell table:formula="of:=(3*[.A22])-10" office:value-type="float" office:value="25.1" calcext:value-type="float">
            <text:p>25,1</text:p>
          </table:table-cell>
          <table:table-cell table:formula="of:=(4*[.A22]^2)+(10*[.A22])-(1.5)" office:value-type="float" office:value="663.06" calcext:value-type="float">
            <text:p>663,06</text:p>
          </table:table-cell>
          <table:table-cell table:formula="of:=ROUND(LOG((4*[.A21]^2)+(10*[.A21])-(1.5));1)" office:value-type="float" office:value="2.8" calcext:value-type="float">
            <text:p>2,8</text:p>
          </table:table-cell>
        </table:table-row>
        <table:table-row table:style-name="ro1">
          <table:table-cell table:formula="of:=[.B1]+[.B2]*18" office:value-type="float" office:value="11.8" calcext:value-type="float">
            <text:p>11,8</text:p>
          </table:table-cell>
          <table:table-cell table:formula="of:=(3*[.A23])-10" office:value-type="float" office:value="25.4" calcext:value-type="float">
            <text:p>25,4</text:p>
          </table:table-cell>
          <table:table-cell table:formula="of:=(4*[.A23]^2)+(10*[.A23])-(1.5)" office:value-type="float" office:value="673.46" calcext:value-type="float">
            <text:p>673,46</text:p>
          </table:table-cell>
          <table:table-cell table:formula="of:=ROUND(LOG((4*[.A13]^2)+(10*[.A23])-(1.5));1)" office:value-type="float" office:value="2.8" calcext:value-type="float">
            <text:p>2,8</text:p>
          </table:table-cell>
        </table:table-row>
      </table:table>
      <table:named-expressions/>
      <table:database-ranges>
        <table:database-range table:name="__Anonymous_Sheet_DB__0" table:target-range-address="Planilha1.A4:Planilha1.A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0:46:57.8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9:44:34.749000000</meta:creation-date>
    <dc:date>2021-02-18T10:50:32.760000000</dc:date>
    <meta:editing-duration>PT12M24S</meta:editing-duration>
    <meta:editing-cycles>2</meta:editing-cycles>
    <meta:generator>LibreOffice/7.0.4.2$Windows_X86_64 LibreOffice_project/dcf040e67528d9187c66b2379df5ea4407429775</meta:generator>
    <meta:document-statistic meta:table-count="1" meta:cell-count="8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06cm" svg:y="4.198cm" style:legend-expansion="high" chart:style-name="ch2"/>
        <chart:plot-area chart:style-name="ch3" table:cell-range-address="Planilha1.B5:Planilha1.B23" svg:x="0.32cm" svg:y="0.18cm" svg:width="13.16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65cm" svg:y="0.258cm" svg:width="12.507cm" svg:height="7.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B5:Planilha1.B2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Planilha1.B5:Planilha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